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B" style:family="table-column">
      <style:table-column-properties style:column-width="5.863cm" style:rel-column-width="21844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0252a" officeooo:paragraph-rsid="0000252a"/>
    </style:style>
    <style:style style:name="P2" style:family="paragraph" style:parent-style-name="Text_20_body">
      <style:text-properties officeooo:rsid="000178bb" officeooo:paragraph-rsid="000178bb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7c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252a" officeooo:paragraph-rsid="000025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252a" officeooo:paragraph-rsid="0005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252a" officeooo:paragraph-rsid="00064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8bb" officeooo:paragraph-rsid="00017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955" officeooo:paragraph-rsid="0005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4e2a" officeooo:paragraph-rsid="00064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c74e" officeooo:paragraph-rsid="0007c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0252a" officeooo:paragraph-rsid="000025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1df95" officeooo:paragraph-rsid="0001df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officeooo:paragraph-rsid="0001df95"/>
    </style:style>
    <style:style style:name="P15" style:family="paragraph" style:parent-style-name="Text_20_body">
      <style:text-properties officeooo:rsid="0001df95" officeooo:paragraph-rsid="0001df95"/>
    </style:style>
    <style:style style:name="P16" style:family="paragraph" style:parent-style-name="Heading_20_1" style:list-style-name="">
      <style:paragraph-properties fo:text-align="center" style:justify-single-word="false"/>
    </style:style>
    <style:style style:name="P17" style:family="paragraph" style:parent-style-name="Heading_20_2">
      <style:text-properties officeooo:rsid="0001df95" officeooo:paragraph-rsid="0001df95"/>
    </style:style>
    <style:style style:name="T1" style:family="text">
      <style:text-properties officeooo:rsid="0001df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ec79" style:font-weight-asian="bold" style:font-weight-complex="bold"/>
    </style:style>
    <style:style style:name="T4" style:family="text">
      <style:text-properties officeooo:rsid="0002be2b"/>
    </style:style>
    <style:style style:name="T5" style:family="text">
      <style:text-properties officeooo:rsid="0004229b"/>
    </style:style>
    <style:style style:name="T6" style:family="text">
      <style:text-properties fo:font-weight="normal" officeooo:rsid="0004229b" style:font-weight-asian="normal" style:font-weight-complex="normal"/>
    </style:style>
    <style:style style:name="T7" style:family="text">
      <style:text-properties officeooo:rsid="0005a955"/>
    </style:style>
    <style:style style:name="T8" style:family="text">
      <style:text-properties officeooo:rsid="00064e2a"/>
    </style:style>
    <style:style style:name="T9" style:family="text">
      <style:text-properties officeooo:rsid="0007c7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Comment tester pnethack</text:h>
      <text:p text:style-name="P1"/>
      <text:h text:style-name="Heading_20_2" text:outline-level="2">Installer la fonte “hack”</text:h>
      <text:p text:style-name="P1"/>
      <text:p text:style-name="P1"><text:span text:style-name="T5">L</text:span>a fonte est téléchargeable ici : <text:a xlink:type="simple" xlink:href="https://sourcefoundry.org/hack/" text:style-name="Internet_20_link" text:visited-style-name="Visited_20_Internet_20_Link">https://sourcefoundry.org/hack/</text:a></text:p>
      <text:p text:style-name="P1"/>
      <text:h text:style-name="Heading_20_2" text:outline-level="2">Installer putty</text:h>
      <text:p text:style-name="P1"/>
      <text:p text:style-name="P1">windows : téléchanger ici : <text:a xlink:type="simple" xlink:href="https://www.putty.org/" text:style-name="Internet_20_link" text:visited-style-name="Visited_20_Internet_20_Link">https://www.putty.org/</text:a></text:p>
      <text:p text:style-name="P1"/>
      <text:p text:style-name="P1">linux : (ubuntu) <text:s/>: sudo apt install putty</text:p>
      <text:p text:style-name="P1"/>
      <text:h text:style-name="Heading_20_2" text:outline-level="2">Configurer putty</text:h>
      <text:p text:style-name="P1">(Certaines options ne sont pas disponibles dans la v<text:span text:style-name="T1">e</text:span>rsion linux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Chapitre</text:p>
          </table:table-cell>
          <table:table-cell table:style-name="Table1.A1" office:value-type="string">
            <text:p text:style-name="P12">Attribut</text:p>
          </table:table-cell>
          <table:table-cell table:style-name="Table1.C1" office:value-type="string">
            <text:p text:style-name="P12">Valeur</text:p>
          </table:table-cell>
        </table:table-row>
        <table:table-row>
          <table:table-cell table:style-name="Table1.A2" table:number-rows-spanned="3" office:value-type="string">
            <text:p text:style-name="P5">session</text:p>
          </table:table-cell>
          <table:table-cell table:style-name="Table1.A2" office:value-type="string">
            <text:p text:style-name="P5">hostname</text:p>
          </table:table-cell>
          <table:table-cell table:style-name="Table1.C2" office:value-type="string">
            <text:p text:style-name="P13">Cf. adresse du serveur ci dessous</text:p>
          </table:table-cell>
        </table:table-row>
        <table:table-row>
          <table:covered-table-cell/>
          <table:table-cell table:style-name="Table1.A2" office:value-type="string">
            <text:p text:style-name="P5">Port </text:p>
          </table:table-cell>
          <table:table-cell table:style-name="Table1.C2" office:value-type="string">
            <text:p text:style-name="P5">23</text:p>
          </table:table-cell>
        </table:table-row>
        <table:table-row>
          <table:covered-table-cell/>
          <table:table-cell table:style-name="Table1.A2" office:value-type="string">
            <text:p text:style-name="P5">Connection type</text:p>
          </table:table-cell>
          <table:table-cell table:style-name="Table1.C2" office:value-type="string">
            <text:p text:style-name="P5">telnet</text:p>
          </table:table-cell>
        </table:table-row>
        <table:table-row>
          <table:table-cell table:style-name="Table1.A2" office:value-type="string">
            <text:p text:style-name="P5">terminal/keyboard</text:p>
          </table:table-cell>
          <table:table-cell table:style-name="Table1.A2" office:value-type="string">
            <text:p text:style-name="P5">Functions keypad</text:p>
          </table:table-cell>
          <table:table-cell table:style-name="Table1.C2" office:value-type="string">
            <text:p text:style-name="P5">Linux</text:p>
          </table:table-cell>
        </table:table-row>
        <table:table-row>
          <table:table-cell table:style-name="Table1.A2" office:value-type="string">
            <text:p text:style-name="P5">terminal/features</text:p>
          </table:table-cell>
          <table:table-cell table:style-name="Table1.A2" office:value-type="string">
            <text:p text:style-name="P5">Application keypad mode disabled</text:p>
          </table:table-cell>
          <table:table-cell table:style-name="Table1.C2" office:value-type="string">
            <text:p text:style-name="P5">TRUE</text:p>
          </table:table-cell>
        </table:table-row>
        <table:table-row>
          <table:table-cell table:style-name="Table1.A2" table:number-rows-spanned="4" office:value-type="string">
            <text:p text:style-name="P5"><text:bookmark-start text:name="__DdeLink__8_2352295737"/><text:bookmark-start text:name="__DdeLink__2_2352295737"/>window<text:bookmark-end text:name="__DdeLink__8_2352295737"/><text:bookmark-end text:name="__DdeLink__2_2352295737"/></text:p>
          </table:table-cell>
          <table:table-cell table:style-name="Table1.A2" office:value-type="string">
            <text:p text:style-name="P5">Colums</text:p>
          </table:table-cell>
          <table:table-cell table:style-name="Table1.C2" office:value-type="string">
            <text:p text:style-name="P3">90</text:p>
          </table:table-cell>
        </table:table-row>
        <table:table-row>
          <table:covered-table-cell/>
          <table:table-cell table:style-name="Table1.A2" office:value-type="string">
            <text:p text:style-name="P3">Rows</text:p>
          </table:table-cell>
          <table:table-cell table:style-name="Table1.C2" office:value-type="string">
            <text:p text:style-name="P3">35</text:p>
          </table:table-cell>
        </table:table-row>
        <table:table-row>
          <table:covered-table-cell/>
          <table:table-cell table:style-name="Table1.A2" office:value-type="string">
            <text:p text:style-name="P9">Lines of scrollback</text:p>
          </table:table-cell>
          <table:table-cell table:style-name="Table1.C2" office:value-type="string">
            <text:p text:style-name="P3">0</text:p>
          </table:table-cell>
        </table:table-row>
        <table:table-row>
          <table:covered-table-cell/>
          <table:table-cell table:style-name="Table1.A2" office:value-type="string">
            <text:p text:style-name="P3">Forbid resizing completely</text:p>
          </table:table-cell>
          <table:table-cell table:style-name="Table1.C2" office:value-type="string">
            <text:p text:style-name="P3">TRUE</text:p>
          </table:table-cell>
        </table:table-row>
        <table:table-row>
          <table:table-cell table:style-name="Table1.A2" table:number-rows-spanned="2" office:value-type="string">
            <text:p text:style-name="P5"><text:bookmark-start text:name="__DdeLink__4_23522957371"/>window/appearance<text:bookmark-end text:name="__DdeLink__4_23522957371"/></text:p>
          </table:table-cell>
          <table:table-cell table:style-name="Table1.A2" office:value-type="string">
            <text:p text:style-name="P3">Font quality</text:p>
          </table:table-cell>
          <table:table-cell table:style-name="Table1.C2" office:value-type="string">
            <text:p text:style-name="P3">Antialiase<text:bookmark-start text:name="__DdeLink__232_3107879245"/>d <text:bookmark-start text:name="__DdeLink__204_1837551294"/><text:span text:style-name="T7">(windows)</text:span><text:bookmark-end text:name="__DdeLink__232_3107879245"/><text:bookmark-end text:name="__DdeLink__204_1837551294"/></text:p>
          </table:table-cell>
        </table:table-row>
        <table:table-row>
          <table:covered-table-cell/>
          <table:table-cell table:style-name="Table1.A2" office:value-type="string">
            <text:p text:style-name="P11">Font</text:p>
          </table:table-cell>
          <table:table-cell table:style-name="Table1.C2" office:value-type="string">
            <text:p text:style-name="P4"><text:span text:style-name="T9">Hack</text:span> <text:bookmark-start text:name="__DdeLink__204_18375512941"/><text:span text:style-name="T7">(windows)</text:span><text:bookmark-end text:name="__DdeLink__204_18375512941"/></text:p>
          </table:table-cell>
        </table:table-row>
        <table:table-row>
          <table:table-cell table:style-name="Table1.A2" office:value-type="string">
            <text:p text:style-name="P5">window/behaviour</text:p>
          </table:table-cell>
          <table:table-cell table:style-name="Table1.A2" office:value-type="string">
            <text:p text:style-name="P3">Window title</text:p>
          </table:table-cell>
          <table:table-cell table:style-name="Table1.C2" office:value-type="string">
            <text:p text:style-name="P3">pnethack</text:p>
          </table:table-cell>
        </table:table-row>
        <table:table-row>
          <table:table-cell table:style-name="Table1.A2" office:value-type="string">
            <text:p text:style-name="P5"><text:bookmark-start text:name="__DdeLink__206_1837551294"/>window/translation<text:bookmark-end text:name="__DdeLink__206_1837551294"/></text:p>
          </table:table-cell>
          <table:table-cell table:style-name="Table1.A2" office:value-type="string">
            <text:p text:style-name="P5">Enable VT 100 line drawing in utf mode</text:p>
          </table:table-cell>
          <table:table-cell table:style-name="Table1.C2" office:value-type="string">
            <text:p text:style-name="P6">TRUE <text:span text:style-name="T7">(windows)</text:span></text:p>
          </table:table-cell>
        </table:table-row>
        <table:table-row>
          <table:table-cell table:style-name="Table1.A2" office:value-type="string">
            <text:p text:style-name="P7">window/<text:span text:style-name="T8">fonts</text:span></text:p>
          </table:table-cell>
          <table:table-cell table:style-name="Table1.A2" office:value-type="string">
            <text:p text:style-name="P10">Font used <text:span text:style-name="T9">(plusieurs endroits)</text:span></text:p>
          </table:table-cell>
          <table:table-cell table:style-name="Table1.C2" office:value-type="string">
            <text:p text:style-name="P10">Hack <text:span text:style-name="T9">(linux)</text:span></text:p>
          </table:table-cell>
        </table:table-row>
      </table:table>
      <text:p text:style-name="P1"/>
      <text:p text:style-name="P1">Sauver dans une configuration appelée par exemple “pnethack”</text:p>
      <text:p text:style-name="P1"/>
      <text:h text:style-name="P17" text:outline-level="2"><text:soft-page-break/>Adresse du serveur</text:h>
      <text:p text:style-name="P15">Obtenue par <text:bookmark-start text:name="__DdeLink__12_2352295737"/><text:bookmark-start text:name="__DdeLink__10_2352295737"/><text:span text:style-name="T2">curl </text:span><text:a xlink:type="simple" xlink:href="https://ipinfo.io/ip" text:style-name="Internet_20_link" text:visited-style-name="Visited_20_Internet_20_Link"><text:span text:style-name="T2">https://ipinfo.</text:span></text:a><text:a xlink:type="simple" xlink:href="https://ipinfo.io/ip" text:style-name="Internet_20_link" text:visited-style-name="Visited_20_Internet_20_Link"><text:span text:style-name="T3">io</text:span></text:a><text:a xlink:type="simple" xlink:href="https://ipinfo.io/ip" text:style-name="Internet_20_link" text:visited-style-name="Visited_20_Internet_20_Link"><text:span text:style-name="T2">/ip</text:span></text:a><text:bookmark-end text:name="__DdeLink__12_2352295737"/><text:bookmark-end text:name="__DdeLink__10_2352295737"/><text:span text:style-name="T2"> </text:span><text:span text:style-name="T6">sur le serveur</text:span></text:p>
      <text:p text:style-name="P14"><text:span text:style-name="T1">Susceptible de changement (fournie oralement) exemple : le 8/3/2020 : </text:span>90.43.101.177 </text:p>
      <text:h text:style-name="Heading_20_2" text:outline-level="2">Lancer putty</text:h>
      <text:p text:style-name="P2"/>
      <text:p text:style-name="P2">Lancer avec la configuration sauvegardée et utiliser le compte ci dessous 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LOGIN</text:p>
          </table:table-cell>
          <table:table-cell table:style-name="Table2.B1" office:value-type="string">
            <text:p text:style-name="P8">guest</text:p>
          </table:table-cell>
        </table:table-row>
        <table:table-row>
          <table:table-cell table:style-name="Table2.A2" office:value-type="string">
            <text:p text:style-name="P8">PASSWORD</text:p>
          </table:table-cell>
          <table:table-cell table:style-name="Table2.B2" office:value-type="string">
            <text:p text:style-name="P8">gues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0252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Linux_X86_64 LibreOffice_project/10$Build-3</meta:generator>
    <dc:date>2020-03-08T11:02:07.774981579</dc:date>
    <meta:editing-duration>PT22M22S</meta:editing-duration>
    <meta:editing-cycles>11</meta:editing-cycles>
    <meta:document-statistic meta:table-count="2" meta:image-count="0" meta:object-count="0" meta:page-count="2" meta:paragraph-count="57" meta:word-count="163" meta:character-count="1117" meta:non-whitespace-character-count="1013"/>
  </office:meta>
</office:document-meta>
</file>